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ItemChecked( CBMenuItem item);<text:tab/>item是否已经被加入 mMenuItemList</text:p>
      <text:p text:style-name="Text_20_body"><text:tab/>int getItemCheckedCount(CBMenuItem item);<text:tab/>item中的checkedCount</text:p>
      <text:p text:style-name="Text_20_body"><text:tab/>boolean isItemDisabled( CBMenuItem item);<text:tab/>item是否与mDisabledTags冲突</text:p>
      <text:p text:style-name="Text_20_body"><text:tab/>int get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// 以下方法不应定义在此类中</text:p>
      <text:p text:style-name="Text_20_body"><text:tab/>//boolean load(String path);</text:p>
      <text:p text:style-name="Text_20_body"><text:tab/>//boolean save();</text:p>
      <text:p text:style-name="Text_20_body"><text:soft-page-break/><text:tab/>//boolean save(String path);</text:p>
      <text:p text:style-name="Text_20_body"/>
      <text:h text:style-name="Heading_20_2" text:outline-level="2">- CBId 通用ID定义</text:h>
      <text:p text:style-name="Text_20_body">* 成员</text:p>
      <text:p text:style-name="Text_20_body"><text:tab/>mId;<text:tab/>String类型</text:p>
      <text:p text:style-name="Text_20_body">* 方法</text:p>
      <text:p text:style-name="Text_20_body"><text:tab/>equal();</text:p>
      <text:p text:style-name="Text_20_body"><text:tab/>compare();<text:tab/>排序用的方法</text:p>
      <text:p text:style-name="Text_20_body"/>
      <text:p text:style-name="Text_20_body"/>
      <text:h text:style-name="Heading_20_2" text:outline-level="2">- CBOrdersSet</text:h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><text:tab/>boolean add();</text:p>
      <text:p text:style-name="Text_20_body"><text:tab/>boolean remove();</text:p>
      <text:p text:style-name="Text_20_body"><text:tab/>boolean update();</text:p>
      <text:p text:style-name="Text_20_body"><text:tab/>boolean get();</text:p>
      <text:p text:style-name="Text_20_body"><text:tab/>boolean sort(int sortType);<text:tab/>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soft-page-break/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sSet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><text:soft-page-break/></text:p>
      <text:h text:style-name="Heading_20_2" text:outline-level="2">- 集合控制 CBIFSetHandler</text:h>
      <text:p text:style-name="Standard">* 对CBSet集合的控制</text:p>
      <text:p text:style-name="Standard"><text:tab/>boolean add();</text:p>
      <text:p text:style-name="Standard"><text:tab/>boolean update(item);</text:p>
      <text:p text:style-name="Standard"><text:tab/>boolean update(index, item);</text:p>
      <text:p text:style-name="Standard"><text:tab/>boolean remove(item);</text:p>
      <text:p text:style-name="Standard"><text:tab/>boolean remove(index);</text:p>
      <text:p text:style-name="Standard"><text:tab/>Item get(int index);</text:p>
      <text:p text:style-name="Standard"><text:tab/>Item get(Item item);<text:tab/>由合成的item查找出set中真正的item</text:p>
      <text:p text:style-name="Standard"><text:tab/>int getIndexOf(Item item);</text:p>
      <text:p text:style-name="Standard"><text:tab/>int combine(set);<text:tab/>与set合并,返回公共项数</text:p>
      <text:p text:style-name="Standard"><text:tab/>int count();</text:p>
      <text:p text:style-name="Standard"><text:tab/>boolean contains(Item item);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soft-page-break/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7T14:51:40</dc:date>
    <meta:editing-duration>PT13H36M49S</meta:editing-duration>
    <meta:editing-cycles>264</meta:editing-cycles>
    <meta:generator>LibreOffice/3.5$Linux_x86 LibreOffice_project/350m1$Build-13</meta:generator>
    <meta:document-statistic meta:table-count="0" meta:image-count="0" meta:object-count="0" meta:page-count="7" meta:paragraph-count="175" meta:word-count="724" meta:character-count="4464" meta:non-whitespace-character-count="4277"/>
  </office:meta>
</office:document-meta>
</file>